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style:style style:name="T43" style:family="text">
      <style:text-properties officeooo:rsid="0341bbeb"/>
    </style:style>
    <style:style style:name="T44" style:family="text">
      <style:text-properties officeooo:rsid="034319d9"/>
    </style:style>
    <style:style style:name="T45" style:family="text">
      <style:text-properties officeooo:rsid="0346a184"/>
    </style:style>
    <style:style style:name="T46" style:family="text">
      <style:text-properties fo:font-style="normal" style:font-style-asian="normal" style:font-style-complex="normal"/>
    </style:style>
    <style:style style:name="T47" style:family="text">
      <style:text-properties fo:font-style="normal" officeooo:rsid="03478123" style:font-style-asian="normal" style:font-style-complex="normal"/>
    </style:style>
    <style:style style:name="T48" style:family="text">
      <style:text-properties fo:font-style="normal" officeooo:rsid="0348f4de" style:font-style-asian="normal" style:font-style-complex="normal"/>
    </style:style>
    <style:style style:name="T49" style:family="text">
      <style:text-properties fo:font-style="normal" officeooo:rsid="03497f67" style:font-style-asian="normal" style:font-style-complex="normal"/>
    </style:style>
    <style:style style:name="T50" style:family="text">
      <style:text-properties officeooo:rsid="03478123"/>
    </style:style>
    <style:style style:name="T51" style:family="text">
      <style:text-properties officeooo:rsid="0348f4de"/>
    </style:style>
    <style:style style:name="T52" style:family="text">
      <style:text-properties officeooo:rsid="03497f67"/>
    </style:style>
    <style:style style:name="T53" style:family="text">
      <style:text-properties officeooo:rsid="034b56e8"/>
    </style:style>
    <style:style style:name="T54" style:family="text">
      <style:text-properties officeooo:rsid="034cd685"/>
    </style:style>
    <style:style style:name="T55" style:family="text">
      <style:text-properties officeooo:rsid="034d4bb0"/>
    </style:style>
    <style:style style:name="T56" style:family="text">
      <style:text-properties officeooo:rsid="034f6b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2"><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5">I looked at my phone for a while, got up, wrote at the computer and received a text from Hannah. The first part was a picture of her Artist’s Way Every Day book that said:</text:span></text:p>
      <text:p text:style-name="P38"><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5">She followed up saying, “Good morning. Hope you got good rest and are having a good day so far [heart emoji] Glad I got to snuggle you last night!”</text:span></text:p>
      <text:p text:style-name="P38"><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38"><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4">t</text:span> the friend<text:span text:style-name="T44">s</text:span> text a Facebook link to an Instagram reel, the outside bones <text:span text:style-name="T44">video</text:span>. I don’t know if she knows we already quote that <text:span text:style-name="T44">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4">d</text:span>rank my coffee and wrote, going to the mailbox when the mailman came by in hopes of receiving my Musicares check, 10:26. . .<text:span text:style-name="T41">I laid in bed looking at my phone until 12:21.</text:span></text:p>
      <text:p text:style-name="P43">.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4">Hannah</text:span><text:span text:style-name="T42"> some emergency coffee and hop waters, drove to her house.</text:span></text:p>
      <text:p text:style-name="P43"><text:s text:c="3"/><text:span text:style-name="T42">I said hello to the cats, laid on the couch, wrote about my COVID Carrier routine to moving out of Cait’s, packed up my drums, drove to Meyers, wrote at the Hog, 3:59. . .</text:span><text:span text:style-name="T43">I walked up to Odd’s, ordered a latte, sat on the porch, detailed from </text:span><text:soft-page-break/><text:span text:style-name="T43">moving into Eric’s to telling Hannah it seemed like we like each other. I walked by the Brew Pump, said hey to Trey, talked about how neither of us miss the Foundry Hotel and its games, said </text:span><text:span text:style-name="T51">wassup</text:span><text:span text:style-name="T43">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1">Feescake Chacktory</text:span> was way too busy, so we went to the food court, ate some salty Asian <text:span text:style-name="T51">cuisine</text:span>, got chair massages, drove to Walgreens looking for epso<text:span text:style-name="T51">m</text:span> salts and a tub stopper. We got vitamins, drove to Publix, bought a bath mat, chocolate, Nerds gummy clusters, went to the hotel.</text:p>
      <text:p text:style-name="P44"><text:s text:c="3"/>They had tub stoppers in the lobby. <text:span text:style-name="T51">Hannah</text:span> took a bath first while I scrolled on Insty, and then <text:span text:style-name="T45">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my teeth, laid in bed some more, <text:span text:style-name="T52">d</text:span>9:46<text:note text:id="ftn0" text:note-class="footnote"><text:note-citation>2</text:note-citation><text:note-body><text:p text:style-name="P49">Ross is <text:span text:style-name="T50">trying</text:span> a system where, instead of explaining <text:span text:style-name="T19">where</text:span><text:span text:style-name="T46"> he has written in his journal, </text:span><text:span text:style-name="T47">he indicates with </text:span><text:span text:style-name="T46">a letter preceding the time: </text:span><text:span text:style-name="T49">d</text:span><text:span text:style-name="T48"> for the </text:span><text:span text:style-name="T49">desktop</text:span><text:span text:style-name="T48">,</text:span><text:span text:style-name="T46"> p for phone, </text:span><text:span text:style-name="T49">l</text:span><text:span text:style-name="T46"> for </text:span><text:span text:style-name="T49">laptop</text:span><text:span text:style-name="T46">, j for journal, </text:span><text:span text:style-name="T49">p for scrap paper</text:span><text:span text:style-name="T46">.</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 oriented. We cuddled while she looked at her phone. Then, she went on a walk w/ Kathryn while I took a short nap. We drove up to The WALK when she got back, sat at a booth. She ordered some salad w/ tots. We both ordered a Coke. She had to go to work and so venmoed me while I finished eating.</text:p>
      <text:p text:style-name="P55"><text:s text:c="3"/>I paid, walked slowly to the dispensary, then Aldi for grapes, bananas, plums. I went to Odd’s, ordered an Americano and sat on the back porch, j3:16. . .I walked to the Brew Pump, bought some hop waters, saw Ruth, put the cans in my bag/hoodie, walked home, put away my groceries, took off my shoes, d3:50. . .<text:span text:style-name="T53">I finished my coffee, took multiple naps, opened a hop water, logged into WoW for a while, joined a group for DM West that never got off the ground, logged off, d8:00.</text:span></text:p>
      <text:p text:style-name="P55"><text:s text:c="3"/><text:span text:style-name="T54">I wrote in LHS detailing from the first time Hannah rejected me up until today, briefly mentioning joining the Ever-Expanding, then typed all that up, </text:span><text:span text:style-name="T55">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jld come make a coffee at her house. I packed sme plums, two hop waters, a banana, drove down to Hannah’s. She had told Melissa she was no longer on the Eulogy gig and Meliss was very upset. T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6">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6">I hopped in the car and was surprised that the low tire light had not gone off, drove straight to the shed. I was four minutes </text:span><text:soft-page-break/><text:span text:style-name="T56">early, but Scott and Kev were already there. We played through a bunch of tunes, ate Farm burger, jammed on Haunted and then O Constellation. We played another fun one after that, but I can’t remember which. I drove home, called my mom, made tentative plans for an early-mid December visit, sat a the computer, d8:23.</text:span></text:p>
      <text:p text:style-name="P56"/>
      <text:p text:style-name="P57">. . .</text:p>
      <text:p text:style-name="P56"/>
      <text:p text:style-name="P58">Hannah called and invited me over, so I went down there, where we hung on the couch, talked, went to bed. She eventually moved to the guest room.</text:p>
      <text:p text:style-name="P58"/>
      <text:p text:style-name="P58">XI.XIV</text:p>
      <text:p text:style-name="P58"/>
      <text:p text:style-name="P58">I woke at nine, went to the guestroom, but it seemed like there was no room for me. Hannah said, “Hello,” and the cats cleared out, so I got into bed. Neville climbed on top of me, but Hannah’s phone started going off in the dining room, so I had to move him. He climbed on top of me again, but my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Scott, Dom, the Lil’ Frankies made plans to go to Village Porch. I was ready for some peace and quiet, so I put air in my tire, drove to Ingles, bought grapes, bananas, hop water, Extra Big CheezIts, downloaded an app to force my phone into speaker mode, wrote, d9:0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4T21:09:00.618197311</dc:date>
    <meta:editing-duration>P70DT21H21M37S</meta:editing-duration>
    <meta:editing-cycles>717</meta:editing-cycles>
    <meta:generator>LibreOffice/24.2.5.2$MacOSX_X86_64 LibreOffice_project/bffef4ea93e59bebbeaf7f431bb02b1a39ee8a59</meta:generator>
    <meta:print-date>2024-11-11T09:56:58.376764788</meta:print-date>
    <meta:document-statistic meta:table-count="0" meta:image-count="0" meta:object-count="0" meta:page-count="51" meta:paragraph-count="180" meta:word-count="8480" meta:character-count="44876" meta:non-whitespace-character-count="36406"/>
  </office:meta>
</office:document-meta>
</file>